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6.022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0.917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1.709cm"/>
    </style:style>
    <style:style style:name="co9" style:family="table-column">
      <style:table-column-properties fo:break-before="auto" style:column-width="4.621cm"/>
    </style:style>
    <style:style style:name="co10" style:family="table-column">
      <style:table-column-properties fo:break-before="auto" style:column-width="3.9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ourier New" style:text-underline-style="solid" style:text-underline-width="auto" style:text-underline-color="font-color"/>
    </style:style>
    <style:style style:name="ce7" style:family="table-cell" style:parent-style-name="Default" style:data-style-name="N100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7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 </text:p>
          </table:table-cell>
          <table:table-cell table:style-name="ce3" office:value-type="string" calcext:value-type="string">
            <text:p>Nomc</text:p>
          </table:table-cell>
          <table:table-cell table:style-name="ce3" office:value-type="string" calcext:value-type="string">
            <text:p>Taille </text:p>
          </table:table-cell>
          <table:table-cell table:style-name="ce3" office:value-type="string" calcext:value-type="string">
            <text:p>Début </text:p>
          </table:table-cell>
          <table:table-cell table:style-name="ce3" office:value-type="string" calcext:value-type="string">
            <text:p>Fin </text:p>
          </table:table-cell>
          <table:table-cell table:style-name="ce3" office:value-type="string" calcext:value-type="string">
            <text:p>Obligatoire[1] </text:p>
          </table:table-cell>
          <table:table-cell table:number-columns-repeated="2" table:style-name="ce3" office:value-type="string" calcext:value-type="string">
            <text:p>Type[2] </text:p>
          </table:table-cell>
          <table:table-cell table:style-name="ce3" office:value-type="string" calcext:value-type="string">
            <text:p>Cadrage/Remplissage[3] </text:p>
          </table:table-cell>
          <table:table-cell table:style-name="ce3" office:value-type="string" calcext:value-type="string">
            <text:p>Remarques 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Numéro FINESS d’inscription ePMSI </text:p>
          </table:table-cell>
          <table:table-cell office:value-type="string" calcext:value-type="string">
            <text:p>FINES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Version du format du RUM </text:p>
          </table:table-cell>
          <table:table-cell office:value-type="string" calcext:value-type="string">
            <text:p>VRU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style-name="ce4" office:value-type="string" calcext:value-type="string">
            <text:p>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N° de RSS (Equivalent de HOSP-PMSI) </text:p>
          </table:table-cell>
          <table:table-cell office:value-type="string" calcext:value-type="string">
            <text:p>NRS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Gauche/Espa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 </text:p>
          </table:table-cell>
          <table:table-cell office:value-type="string" calcext:value-type="string">
            <text:p>NADL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Gauche/Espa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N° de RUM </text:p>
          </table:table-cell>
          <table:table-cell office:value-type="string" calcext:value-type="string">
            <text:p>NRU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Gauche/Espa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Date de naissance </text:p>
          </table:table-cell>
          <table:table-cell office:value-type="string" calcext:value-type="string">
            <text:p>DNAI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4" office:value-type="string" calcext:value-type="string">
            <text:p>NA/NA </text:p>
          </table:table-cell>
          <table:table-cell table:style-name="ce4"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Sexe </text:p>
          </table:table-cell>
          <table:table-cell office:value-type="string" calcext:value-type="string">
            <text:p>SEX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style-name="ce4" office:value-type="string" calcext:value-type="string">
            <text:p>1 : homme, 2 : femm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Numéro de l'unité médicale </text:p>
          </table:table-cell>
          <table:table-cell office:value-type="string" calcext:value-type="string">
            <text:p>NU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Gauche/Espa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Type d'autorisation du lit dédié </text:p>
          </table:table-cell>
          <table:table-cell office:value-type="string" calcext:value-type="string">
            <text:p>TAL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Droite/Zér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Date d'entrée dans l'unité médicale </text:p>
          </table:table-cell>
          <table:table-cell office:value-type="string" calcext:value-type="string">
            <text:p>DEU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4" office:value-type="string" calcext:value-type="string">
            <text:p>NA/NA </text:p>
          </table:table-cell>
          <table:table-cell table:style-name="ce4"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Mode d'entrée dans l'unité médicale </text:p>
          </table:table-cell>
          <table:table-cell office:value-type="string" calcext:value-type="string">
            <text:p>MEU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Provenance (si mode d'entrée est mutation, transfert ou domicile) </text:p>
          </table:table-cell>
          <table:table-cell office:value-type="string" calcext:value-type="string">
            <text:p>PROV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Date de sortie de l'unité médicale </text:p>
          </table:table-cell>
          <table:table-cell office:value-type="string" calcext:value-type="string">
            <text:p>DSU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4" office:value-type="string" calcext:value-type="string">
            <text:p>NA/NA </text:p>
          </table:table-cell>
          <table:table-cell table:style-name="ce4"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Mode de sortie de l'unité médicale </text:p>
          </table:table-cell>
          <table:table-cell office:value-type="string" calcext:value-type="string">
            <text:p>MSU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Destination (si mode de sortie est mutation, transfert ou domicile) </text:p>
          </table:table-cell>
          <table:table-cell office:value-type="string" calcext:value-type="string">
            <text:p>DES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Code postal de résidence (ou 99 suivi du code Insee du pays pour les patients résidant hors de France) </text:p>
          </table:table-cell>
          <table:table-cell office:value-type="string" calcext:value-type="string">
            <text:p>CPR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Droite/Zér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Poids du nouveau-né à l'entrée de l'unité médicale (en grammes) </text:p>
          </table:table-cell>
          <table:table-cell office:value-type="string" calcext:value-type="string">
            <text:p>PNN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Droite/Zér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Age gestationnel </text:p>
          </table:table-cell>
          <table:table-cell office:value-type="string" calcext:value-type="string">
            <text:p>AGE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Droite/Zér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Date des dernières règles </text:p>
          </table:table-cell>
          <table:table-cell office:value-type="string" calcext:value-type="string">
            <text:p>DD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4" office:value-type="string" calcext:value-type="string">
            <text:p>NA/NA </text:p>
          </table:table-cell>
          <table:table-cell table:style-name="ce4"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Droite/Zér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Nombre de diagnostics associés (nDA) dans ce RUM </text:p>
          </table:table-cell>
          <table:table-cell office:value-type="string" calcext:value-type="string">
            <text:p>ND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4" office:value-type="string" calcext:value-type="string">
            <text:p>Droite/Zéro 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Nombre de données à visée documentaire (nDAD) dans ce RUM </text:p>
          </table:table-cell>
          <table:table-cell office:value-type="string" calcext:value-type="string">
            <text:p>NDA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4" office:value-type="string" calcext:value-type="string">
            <text:p>Droite/Zéro 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Nombre de zone d'actes (nZA) dans ce RUM </text:p>
          </table:table-cell>
          <table:table-cell office:value-type="string" calcext:value-type="string">
            <text:p>NZ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4" office:value-type="string" calcext:value-type="string">
            <text:p>Droite/Zéro 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O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Gauche/Espa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Gauche/Espa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IGS 2 </text:p>
          </table:table-cell>
          <table:table-cell office:value-type="string" calcext:value-type="string">
            <text:p>IGS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Droite/Zér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Confirmation du codage du RSS (cf. note 1) </text:p>
          </table:table-cell>
          <table:table-cell office:value-type="string" calcext:value-type="string">
            <text:p>CCR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style-name="ce4"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Type de machine en radiothérapie </text:p>
          </table:table-cell>
          <table:table-cell office:value-type="string" calcext:value-type="string">
            <text:p>TYM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style-name="ce4" office:value-type="string" calcext:value-type="string">
            <text:p>cf. note 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Type de dosimétrie </text:p>
          </table:table-cell>
          <table:table-cell office:value-type="string" calcext:value-type="string">
            <text:p>TYD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NA </text:p>
          </table:table-cell>
          <table:table-cell table:style-name="ce4" office:value-type="string" calcext:value-type="string">
            <text:p>cf. note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Numéro d'innovation </text:p>
          </table:table-cell>
          <table:table-cell office:value-type="string" calcext:value-type="string">
            <text:p>NUMI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Gauche/Espa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table:style-name="ce2" office:value-type="string" calcext:value-type="string">
            <text:p>Zone réservée </text:p>
          </table:table-cell>
          <table:table-cell office:value-type="string" calcext:value-type="string">
            <text:p>RESER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4" office:value-type="string" calcext:value-type="string">
            <text:p>NA/Espa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table:style-name="ce6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 Signalement si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3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2:38.0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9:09:57.088000000</meta:creation-date>
    <meta:generator>LibreOffice/4.3.7.2$Windows_x86 LibreOffice_project/8a35821d8636a03b8bf4e15b48f59794652c68ba</meta:generator>
    <dc:date>2023-01-16T21:43:39.129000000</dc:date>
    <meta:editing-duration>PT1H52M20S</meta:editing-duration>
    <meta:editing-cycles>13</meta:editing-cycles>
    <meta:document-statistic meta:table-count="1" meta:cell-count="448" meta:object-count="0"/>
  </office:meta>
</office:document-meta>
</file>